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2963" officeooo:paragraph-rsid="00022963"/>
    </style:style>
    <style:style style:name="P2" style:family="paragraph" style:parent-style-name="Standard">
      <style:text-properties fo:font-size="16pt" officeooo:rsid="00022963" officeooo:paragraph-rsid="00022963" style:font-size-asian="14pt" style:font-size-complex="16pt"/>
    </style:style>
    <style:style style:name="P3" style:family="paragraph" style:parent-style-name="Standard">
      <style:text-properties fo:font-size="16pt" officeooo:rsid="00022963" officeooo:paragraph-rsid="0008a4a8" style:font-size-asian="14pt" style:font-size-complex="16pt"/>
    </style:style>
    <style:style style:name="P4" style:family="paragraph" style:parent-style-name="Standard">
      <style:text-properties fo:font-size="16pt" officeooo:rsid="00022963" officeooo:paragraph-rsid="000e9c98" style:font-size-asian="14pt" style:font-size-complex="16pt"/>
    </style:style>
    <style:style style:name="P5" style:family="paragraph" style:parent-style-name="Standard">
      <style:text-properties fo:font-size="16pt" officeooo:rsid="0008a4a8" officeooo:paragraph-rsid="00022963" style:font-size-asian="14pt" style:font-size-complex="16pt"/>
    </style:style>
    <style:style style:name="P6" style:family="paragraph" style:parent-style-name="Standard">
      <style:text-properties fo:font-size="16pt" officeooo:rsid="000d0478" officeooo:paragraph-rsid="000d0478" style:font-size-asian="14pt" style:font-size-complex="16pt"/>
    </style:style>
    <style:style style:name="P7" style:family="paragraph" style:parent-style-name="Standard">
      <style:text-properties fo:font-size="16pt" officeooo:rsid="000e9c98" officeooo:paragraph-rsid="000e9c98" style:font-size-asian="14pt" style:font-size-complex="16pt"/>
    </style:style>
    <style:style style:name="P8" style:family="paragraph" style:parent-style-name="Standard">
      <style:text-properties fo:font-size="16pt" officeooo:rsid="000ecf15" officeooo:paragraph-rsid="000ecf15" style:font-size-asian="14pt" style:font-size-complex="16pt"/>
    </style:style>
    <style:style style:name="P9" style:family="paragraph" style:parent-style-name="Standard">
      <style:text-properties fo:font-size="16pt" officeooo:rsid="000ecf15" officeooo:paragraph-rsid="000ee5bd" style:font-size-asian="14pt" style:font-size-complex="16pt"/>
    </style:style>
    <style:style style:name="P10" style:family="paragraph" style:parent-style-name="Standard">
      <style:text-properties fo:font-size="16pt" officeooo:rsid="00022963" officeooo:paragraph-rsid="00022963" style:font-size-asian="16pt" style:font-size-complex="16pt"/>
    </style:style>
    <style:style style:name="P11" style:family="paragraph" style:parent-style-name="Standard">
      <style:text-properties fo:font-size="12pt" officeooo:rsid="0008a4a8" officeooo:paragraph-rsid="0008a4a8" style:font-size-asian="10.5pt" style:font-size-complex="12pt"/>
    </style:style>
    <style:style style:name="P12" style:family="paragraph" style:parent-style-name="Standard">
      <style:paragraph-properties style:border-line-width-bottom="0.088cm 0.026cm 0.026cm" fo:padding="0.074cm" fo:border-left="none" fo:border-right="none" fo:border-top="none" fo:border-bottom="4pt double #000000" style:join-border="false"/>
      <style:text-properties fo:font-size="16pt" officeooo:rsid="000ecf15" officeooo:paragraph-rsid="000ecf15" style:font-size-asian="14pt" style:font-size-complex="16pt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3428a"/>
    </style:style>
    <style:style style:name="T3" style:family="text">
      <style:text-properties style:text-position="sub 58%" fo:font-style="italic" officeooo:rsid="0003428a" style:font-style-asian="italic" style:font-style-complex="italic"/>
    </style:style>
    <style:style style:name="T4" style:family="text">
      <style:text-properties style:text-position="sub 58%" fo:font-style="italic" officeooo:rsid="0008a4a8" style:font-style-asian="italic" style:font-style-complex="italic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text-position="sub 58%" fo:font-style="normal" officeooo:rsid="0008a4a8" style:font-style-asian="normal" style:font-style-complex="normal"/>
    </style:style>
    <style:style style:name="T7" style:family="text">
      <style:text-properties style:text-position="sub 58%" fo:font-style="normal" officeooo:rsid="0003428a" style:font-style-asian="normal" style:font-style-complex="normal"/>
    </style:style>
    <style:style style:name="T8" style:family="text">
      <style:text-properties style:text-position="sub 58%" officeooo:rsid="0008a4a8"/>
    </style:style>
    <style:style style:name="T9" style:family="text">
      <style:text-properties style:text-position="sub 58%" fo:font-size="16pt" fo:font-style="normal" style:font-size-asian="14pt" style:font-style-asian="normal" style:font-size-complex="16pt" style:font-style-complex="normal"/>
    </style:style>
    <style:style style:name="T10" style:family="text">
      <style:text-properties style:text-position="sub 58%" fo:font-size="16pt" fo:font-style="normal" officeooo:rsid="00022963" style:font-size-asian="14pt" style:font-style-asian="normal" style:font-size-complex="16pt" style:font-style-complex="normal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3428a"/>
    </style:style>
    <style:style style:name="T13" style:family="text">
      <style:text-properties style:text-position="0% 100%" fo:font-style="italic" officeooo:rsid="0003428a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fo:font-style="normal" officeooo:rsid="0003428a" style:font-style-asian="normal" style:font-style-complex="normal"/>
    </style:style>
    <style:style style:name="T16" style:family="text">
      <style:text-properties style:text-position="0% 100%" fo:font-style="normal" officeooo:rsid="0008a4a8" style:font-style-asian="normal" style:font-style-complex="normal"/>
    </style:style>
    <style:style style:name="T17" style:family="text">
      <style:text-properties style:text-position="0% 100%" fo:font-style="normal" officeooo:rsid="0009c80b" style:font-style-asian="normal" style:font-style-complex="normal"/>
    </style:style>
    <style:style style:name="T18" style:family="text">
      <style:text-properties style:text-position="0% 100%" fo:font-style="normal" officeooo:rsid="000a17c0" style:font-style-asian="normal" style:font-style-complex="normal"/>
    </style:style>
    <style:style style:name="T19" style:family="text">
      <style:text-properties style:text-position="0% 100%" fo:font-style="normal" officeooo:rsid="000d0478" style:font-style-asian="normal" style:font-style-complex="normal"/>
    </style:style>
    <style:style style:name="T20" style:family="text">
      <style:text-properties style:text-position="0% 100%" fo:font-style="normal" officeooo:rsid="000ecf15" style:font-style-asian="normal" style:font-style-complex="normal"/>
    </style:style>
    <style:style style:name="T21" style:family="text">
      <style:text-properties style:text-position="0% 100%" fo:font-style="normal" officeooo:rsid="000ee5bd" style:font-style-asian="normal" style:font-style-complex="normal"/>
    </style:style>
    <style:style style:name="T22" style:family="text">
      <style:text-properties style:text-position="0% 100%" fo:font-size="16pt" fo:font-style="normal" style:font-size-asian="14pt" style:font-style-asian="normal" style:font-size-complex="16pt" style:font-style-complex="normal"/>
    </style:style>
    <style:style style:name="T23" style:family="text">
      <style:text-properties style:text-position="0% 100%" fo:font-size="16pt" fo:font-style="normal" officeooo:rsid="00022963" style:font-size-asian="14pt" style:font-style-asian="normal" style:font-size-complex="16pt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Viterbi Algorithm</text:p>
      <text:p text:style-name="P10">*****************</text:p>
      <text:p text:style-name="P10">1. Tags are states.</text:p>
      <text:p text:style-name="P10">2. Words are observations.</text:p>
      <text:p text:style-name="P10">3. Transition Probability : Probability of state transfer, eg : probability that one word is noun and next word in verb</text:p>
      <text:p text:style-name="P10">4. Emission Probability : Probability of a particular observation in a particular state, eg: probability that one particular word in noun</text:p>
      <text:p text:style-name="P10">5. For a given sentence "My name is Ram.", we want to predict the most likely tag sequence.</text:p>
      <text:p text:style-name="P10">6. The formula for finding the most likely tag sequence is,</text:p>
      <text:p text:style-name="P1"/>
      <text:p text:style-name="P2">P<text:span text:style-name="T1">T</text:span><text:span text:style-name="T11">(W</text:span><text:span text:style-name="T8">i</text:span><text:span text:style-name="T11">,i) = </text:span><text:span text:style-name="T12">E</text:span><text:span text:style-name="T2">T</text:span><text:span text:style-name="T12">(W</text:span><text:span text:style-name="T8">i</text:span><text:span text:style-name="T12">) * </text:span><text:span text:style-name="T13">max</text:span><text:span text:style-name="T4">K</text:span><text:span text:style-name="T3"> </text:span><text:span text:style-name="T15">{ </text:span><text:span text:style-name="T16">P</text:span><text:span text:style-name="T6">K</text:span><text:span text:style-name="T16">(W</text:span><text:span text:style-name="T6">i-1</text:span><text:span text:style-name="T16">,i-1) * P</text:span><text:span text:style-name="T6">KT </text:span><text:span text:style-name="T15">}</text:span></text:p>
      <text:p text:style-name="P5"><text:span text:style-name="T15"/></text:p>
      <text:p text:style-name="P11"><text:span text:style-name="T15">W</text:span><text:span text:style-name="T14">here, </text:span><text:span text:style-name="T23">P</text:span><text:span text:style-name="T10">T</text:span><text:span text:style-name="T23">(W</text:span><text:span text:style-name="T9">i</text:span><text:span text:style-name="T23">,i) </text:span><text:span text:style-name="T22">is the probability that in the ith position of the sentence word W</text:span><text:span text:style-name="T9">i</text:span><text:span text:style-name="T22"> occurs with tag T.</text:span></text:p>
      <text:p text:style-name="P11"><text:span text:style-name="T22"/></text:p>
      <text:p text:style-name="P3"><text:span text:style-name="T15">E</text:span><text:span text:style-name="T7">T</text:span><text:span text:style-name="T15">(W</text:span><text:span text:style-name="T6">i</text:span><text:span text:style-name="T15">) </text:span><text:span text:style-name="T16">is the probabilty that word W</text:span><text:span text:style-name="T6">i </text:span><text:span text:style-name="T16">occurs with tag T, which is estimated from the training corpus. We counted the cooccurance of each </text:span><text:span text:style-name="T17">word and </text:span><text:span text:style-name="T16">tag. </text:span><text:span text:style-name="T18">**</text:span><text:span text:style-name="T19">And converted it into probability.</text:span></text:p>
      <text:p text:style-name="P3"><text:span text:style-name="T19"/></text:p>
      <text:p text:style-name="P6"><text:span text:style-name="T14">P</text:span><text:span text:style-name="T5">KT </text:span><text:span text:style-name="T14">is the transition probabilty from tag K to T.</text:span></text:p>
      <text:p text:style-name="P6"><text:span text:style-name="T14"/></text:p>
      <text:p text:style-name="P7"><text:span text:style-name="T14">But for the start word, </text:span></text:p>
      <text:p text:style-name="P7"><text:span text:style-name="T14"/></text:p>
      <text:p text:style-name="P4"><text:span text:style-name="T14">P</text:span><text:span text:style-name="T5">T</text:span><text:span text:style-name="T14">(W</text:span><text:span text:style-name="T6">i</text:span><text:span text:style-name="T14">,i) = </text:span><text:span text:style-name="T15">E</text:span><text:span text:style-name="T7">T</text:span><text:span text:style-name="T15">(W</text:span><text:span text:style-name="T6">i</text:span><text:span text:style-name="T15">) * </text:span><text:span text:style-name="T20">start_probability</text:span></text:p>
      <text:p text:style-name="P4"><text:span text:style-name="T20"/></text:p>
      <text:p text:style-name="P8"><text:span text:style-name="T14">start_probilty = 1/total_tags</text:span></text:p>
      <text:p text:style-name="P8"><text:span text:style-name="T14">total_tags = 24</text:span></text:p>
      <text:p text:style-name="P8"><text:span text:style-name="T14"/></text:p>
      <text:p text:style-name="P12"><text:span text:style-name="T14">results:</text:span></text:p>
      <text:p text:style-name="P9"><text:span text:style-name="T14">TP = </text:span><text:span text:style-name="T21">103885</text:span></text:p>
      <text:p text:style-name="P9"><text:span text:style-name="T14">FP = </text:span><text:span text:style-name="T21">8915</text:span></text:p>
      <text:p text:style-name="P9"><text:span text:style-name="T14">TN = </text:span><text:span text:style-name="T21">4613</text:span></text:p>
      <text:p text:style-name="P8"><text:span text:style-name="T14">FN = </text:span><text:span text:style-name="T21">0</text:span></text:p>
      <text:p text:style-name="P8"><text:span text:style-name="T14">Precision = <text:s/>0.920966312057</text:span></text:p>
      <text:p text:style-name="P8"><text:span text:style-name="T14">Recall = <text:s/>1.0</text:span></text:p>
      <text:p text:style-name="P8"><text:span text:style-name="T14">Accuracy = <text:s/>0.92407144013</text:span></text:p>
      <text:p text:style-name="P11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19:06:47.922724807</meta:creation-date>
    <dc:date>2016-11-09T19:26:56.415509133</dc:date>
    <meta:editing-duration>PT9M12S</meta:editing-duration>
    <meta:editing-cycles>11</meta:editing-cycles>
    <meta:generator>LibreOffice/5.1.4.2$Linux_X86_64 LibreOffice_project/10m0$Build-2</meta:generator>
    <meta:document-statistic meta:table-count="0" meta:image-count="0" meta:object-count="0" meta:page-count="1" meta:paragraph-count="24" meta:word-count="191" meta:character-count="1083" meta:non-whitespace-character-count="912"/>
  </office:meta>
</office:document-meta>
</file>